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06mm"/>
    </style:style>
    <style:style style:name="co2" style:family="table-column">
      <style:table-column-properties fo:break-before="auto" style:column-width="203.69mm"/>
    </style:style>
    <style:style style:name="co3" style:family="table-column">
      <style:table-column-properties fo:break-before="auto" style:column-width="68.4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normal" style:font-style-asian="normal" style:font-style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Noto Sans CJK SC Regular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Gradient-based learning applied to document recognition</text:p>
          </table:table-cell>
          <table:table-cell office:value-type="string" calcext:value-type="string">
            <text:p>Benchmarks, evaluation and databases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triving for simplicity: The all convolutional net</text:p>
          </table:table-cell>
          <table:table-cell office:value-type="string" calcext:value-type="string">
            <text:p>Benchmarks, evaluation and databases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etwork in network</text:p>
          </table:table-cell>
          <table:table-cell office:value-type="string" calcext:value-type="string">
            <text:p>Benchmarks, evaluation and databases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Very deep convolutional networks for large-scale image recognition</text:p>
          </table:table-cell>
          <table:table-cell office:value-type="string" calcext:value-type="string">
            <text:p>Benchmarks, evaluation and databases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eep residual learning for image Recognition</text:p>
          </table:table-cell>
          <table:table-cell office:value-type="string" calcext:value-type="string">
            <text:p>Benchmarks, evaluation and databases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Acdc: A structured efficient linear layer</text:p>
          </table:table-cell>
          <table:table-cell office:value-type="string" calcext:value-type="string">
            <text:p>Benchmarks, evaluation and databases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Learning to learn by gradient descent by gradient descent</text:p>
          </table:table-cell>
          <table:table-cell office:value-type="string" calcext:value-type="string">
            <text:p>Benchmarks, evaluation and databases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Generalized Displacement Structure for Block-Toeplitz, Toeplitz-block, and Toeplitz-derived Matrices</text:p>
          </table:table-cell>
          <table:table-cell office:value-type="string" calcext:value-type="string">
            <text:p>Designing Structural Matrix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n exploration of parameter redundancy in deep networks with circulant projections</text:p>
          </table:table-cell>
          <table:table-cell office:value-type="string" calcext:value-type="string">
            <text:p>Designing Structural Matrix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Fast neural networks with circulant projections</text:p>
          </table:table-cell>
          <table:table-cell office:value-type="string" calcext:value-type="string">
            <text:p>Designing Structural Matrix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eep fried convnets</text:p>
          </table:table-cell>
          <table:table-cell office:value-type="string" calcext:value-type="string">
            <text:p>Designing Structural Matrix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tructured transforms for small-footprint deep learning</text:p>
          </table:table-cell>
          <table:table-cell office:value-type="string" calcext:value-type="string">
            <text:p>Designing Structural Matrix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Fast multidimensional convolution in low-rank tensor formats via cross approximation</text:p>
          </table:table-cell>
          <table:table-cell office:value-type="string" calcext:value-type="string">
            <text:p>Designing Structural Matrix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Model compression</text:p>
          </table:table-cell>
          <table:table-cell office:value-type="string" calcext:value-type="string">
            <text:p>Knowledge Distillation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Do deep nets really need to be deep?</text:p>
          </table:table-cell>
          <table:table-cell office:value-type="string" calcext:value-type="string">
            <text:p>Knowledge Distillation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Fitnets: Hints for thin deep nets</text:p>
          </table:table-cell>
          <table:table-cell office:value-type="string" calcext:value-type="string">
            <text:p>Knowledge Distillation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istilling the knowledge in a neural network</text:p>
          </table:table-cell>
          <table:table-cell office:value-type="string" calcext:value-type="string">
            <text:p>Knowledge Distillation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yesian dark knowledge</text:p>
          </table:table-cell>
          <table:table-cell office:value-type="string" calcext:value-type="string">
            <text:p>Knowledge Distillation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et2net: Accelerating learning via knowledge transfer</text:p>
          </table:table-cell>
          <table:table-cell office:value-type="string" calcext:value-type="string">
            <text:p>Knowledge Distillation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ace model compression by distilling knowledge from neurons</text:p>
          </table:table-cell>
          <table:table-cell office:value-type="string" calcext:value-type="string">
            <text:p>Knowledge Distillation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aying more attention to attention: Improving the performance of convolutional neural networks via attention transfer</text:p>
          </table:table-cell>
          <table:table-cell office:value-type="string" calcext:value-type="string">
            <text:p>Knowledge Distillation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Learning separable Filters</text:p>
          </table:table-cell>
          <table:table-cell office:value-type="string" calcext:value-type="string">
            <text:p>Low-Rank Factorization and Sparsity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Predicting parameters in deep learning</text:p>
          </table:table-cell>
          <table:table-cell office:value-type="string" calcext:value-type="string">
            <text:p>Low-Rank Factorization and Sparsity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Low-rank matrix factorization for deep neural network training with high-dimensional output targets</text:p>
          </table:table-cell>
          <table:table-cell office:value-type="string" calcext:value-type="string">
            <text:p>Low-Rank Factorization and Sparsity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Exploiting linear structure within convolutional networks for efficient Evaluation</text:p>
          </table:table-cell>
          <table:table-cell office:value-type="string" calcext:value-type="string">
            <text:p>Low-Rank Factorization and Sparsity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peeding up convolutional neural networks with low rank expansions</text:p>
          </table:table-cell>
          <table:table-cell office:value-type="string" calcext:value-type="string">
            <text:p>Low-Rank Factorization and Sparsity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peeding-up convolutional neural networks using fine-tuned cp- Decomposition</text:p>
          </table:table-cell>
          <table:table-cell office:value-type="string" calcext:value-type="string">
            <text:p>Low-Rank Factorization and Sparsity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onvolutional neural networks with low-rank regularization</text:p>
          </table:table-cell>
          <table:table-cell office:value-type="string" calcext:value-type="string">
            <text:p>Low-Rank Factorization and Sparsity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Fast training of convolutional networks through FFTs</text:p>
          </table:table-cell>
          <table:table-cell office:value-type="string" calcext:value-type="string">
            <text:p>Other types of approaches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Going deeper with Convolutions</text:p>
          </table:table-cell>
          <table:table-cell office:value-type="string" calcext:value-type="string">
            <text:p>Other types of approaches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ynamic capacity networks</text:p>
          </table:table-cell>
          <table:table-cell office:value-type="string" calcext:value-type="string">
            <text:p>Other types of approaches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eep dynamic neural networks for multimodal gesture segmentation and recognition</text:p>
          </table:table-cell>
          <table:table-cell office:value-type="string" calcext:value-type="string">
            <text:p>Other types of approaches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eep Networks with Stochastic Depth</text:p>
          </table:table-cell>
          <table:table-cell office:value-type="string" calcext:value-type="string">
            <text:p>Other types of approaches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eep pyramidal residual networks with separated stochastic depth</text:p>
          </table:table-cell>
          <table:table-cell office:value-type="string" calcext:value-type="string">
            <text:p>Other types of approaches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ast algorithms for convolutional neural net- Works</text:p>
          </table:table-cell>
          <table:table-cell office:value-type="string" calcext:value-type="string">
            <text:p>Other types of approaches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3pool: Pooling with stochastic spatial sampling</text:p>
          </table:table-cell>
          <table:table-cell office:value-type="string" calcext:value-type="string">
            <text:p>Other types of approaches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Outrageously large neural networks: The sparselygated mixture-of-experts layer</text:p>
          </table:table-cell>
          <table:table-cell office:value-type="string" calcext:value-type="string">
            <text:p>Other types of approaches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Comparing biases for minimal network construction with back-propagation</text:p>
          </table:table-cell>
          <table:table-cell office:value-type="string" calcext:value-type="string">
            <text:p>Pruning and sharing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Advances in neural information processing systems 2</text:p>
          </table:table-cell>
          <table:table-cell office:value-type="string" calcext:value-type="string">
            <text:p>Pruning and sharing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style-name="ce3" office:value-type="string" calcext:value-type="string">
            <text:p>Second order derivatives for network pruning: Optimal brain surgeon</text:p>
          </table:table-cell>
          <table:table-cell office:value-type="string" calcext:value-type="string">
            <text:p>Pruning and sharing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ata-free parameter pruning for deep neural Networks</text:p>
          </table:table-cell>
          <table:table-cell office:value-type="string" calcext:value-type="string">
            <text:p>Pruning and sharing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Learning both weights and connections for efficient neural networks</text:p>
          </table:table-cell>
          <table:table-cell office:value-type="string" calcext:value-type="string">
            <text:p>Pruning and sharing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ompressing neural networks with the hashing trick</text:p>
          </table:table-cell>
          <table:table-cell office:value-type="string" calcext:value-type="string">
            <text:p>Pruning and sharing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oft weight-sharing for neural network compression</text:p>
          </table:table-cell>
          <table:table-cell office:value-type="string" calcext:value-type="string">
            <text:p>Pruning and sharing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ast convnets using group-wise brain damage</text:p>
          </table:table-cell>
          <table:table-cell office:value-type="string" calcext:value-type="string">
            <text:p>Pruning and sharing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Less is more: Towards compact cnns</text:p>
          </table:table-cell>
          <table:table-cell office:value-type="string" calcext:value-type="string">
            <text:p>Pruning and sharing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Learning structured sparsity in deep neural networks</text:p>
          </table:table-cell>
          <table:table-cell office:value-type="string" calcext:value-type="string">
            <text:p>Pruning and sharing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runing filters for efficient convnets</text:p>
          </table:table-cell>
          <table:table-cell office:value-type="string" calcext:value-type="string">
            <text:p>Pruning and sharing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4" office:value-type="string" calcext:value-type="string">
            <text:p>Improving the speed of nerual networks on cpus</text:p>
          </table:table-cell>
          <table:table-cell office:value-type="string" calcext:value-type="string">
            <text:p>Quantization and Binarization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" office:value-type="string" calcext:value-type="string">
            <text:p>Compressing deep convolutional networks using vector quantization</text:p>
          </table:table-cell>
          <table:table-cell office:value-type="string" calcext:value-type="string">
            <text:p>Quantization and Binarization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eep learning with limited numerical precision</text:p>
          </table:table-cell>
          <table:table-cell office:value-type="string" calcext:value-type="string">
            <text:p>Quantization and Binarization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inaryconnect: Training deep neural networks with binary weights during propagations</text:p>
          </table:table-cell>
          <table:table-cell office:value-type="string" calcext:value-type="string">
            <text:p>Quantization and Binarization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eural networks with few multiplications</text:p>
          </table:table-cell>
          <table:table-cell office:value-type="string" calcext:value-type="string">
            <text:p>Quantization and Binarization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4" office:value-type="string" calcext:value-type="string">
            <text:p>Quantized convolutional neural networks for mobile devices</text:p>
          </table:table-cell>
          <table:table-cell office:value-type="string" calcext:value-type="string">
            <text:p>Quantization and Binarization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eep compression: Compressing Neural networks with pruning, trained quantization and huffman coding</text:p>
          </table:table-cell>
          <table:table-cell office:value-type="string" calcext:value-type="string">
            <text:p>Quantization and Binarization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Towards the limit of network quantization </text:p>
          </table:table-cell>
          <table:table-cell office:value-type="string" calcext:value-type="string">
            <text:p>Quantization and Binarization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Binarynet: Training deep neural networks with weights and activations constrained to +1 or -1</text:p>
          </table:table-cell>
          <table:table-cell office:value-type="string" calcext:value-type="string">
            <text:p>Quantization and Binarization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Xnor-net:Imagenet classification using binary convolutional neural networks</text:p>
          </table:table-cell>
          <table:table-cell office:value-type="string" calcext:value-type="string">
            <text:p>Quantization and Binarization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<text:span text:style-name="T1">Deep neural networks are robust to weight binarization</text:span> and other nonlinear distortions</text:p>
          </table:table-cell>
          <table:table-cell office:value-type="string" calcext:value-type="string">
            <text:p>Quantization and Binarization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Loss-aware binarization of deep Networks</text:p>
          </table:table-cell>
          <table:table-cell office:value-type="string" calcext:value-type="string">
            <text:p>Quantization and Binarization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Group equivariant convolutional netWorks</text:p>
          </table:table-cell>
          <table:table-cell office:value-type="string" calcext:value-type="string">
            <text:p>Transferred/Compact convolutional Filters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oubly convolutional neural Networks</text:p>
          </table:table-cell>
          <table:table-cell office:value-type="string" calcext:value-type="string">
            <text:p>Transferred/Compact convolutional Filters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Understanding and improving convolutional neural networks via concatenated rectified linear units</text:p>
          </table:table-cell>
          <table:table-cell office:value-type="string" calcext:value-type="string">
            <text:p>Transferred/Compact convolutional Filters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ulti-bias non-linear activation in deep neural networks</text:p>
          </table:table-cell>
          <table:table-cell office:value-type="string" calcext:value-type="string">
            <text:p>Transferred/Compact convolutional Filters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xploiting cyclic symmetry in convolutional neural networks</text:p>
          </table:table-cell>
          <table:table-cell office:value-type="string" calcext:value-type="string">
            <text:p>Transferred/Compact convolutional Filters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Inception-v4, inception-resnet and the impact of residual connections on learning.</text:p>
          </table:table-cell>
          <table:table-cell office:value-type="string" calcext:value-type="string">
            <text:p>Transferred/Compact convolutional Filters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queezedet: Unified,small, low power fully convolutional neural networks for real-time object detection for autonomous driving</text:p>
          </table:table-cell>
          <table:table-cell office:value-type="string" calcext:value-type="string">
            <text:p>Transferred/Compact convolutional Filters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ompression of deep convolutional neural networks for fast and low power mobile Applications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Hypernetworks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Learning the number of neurons in deep networks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Channel pruning for accelerating very deep neural networks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eyond filters: Compact feature map for portable deep model</text:p>
          </table:table-cell>
          <table:table-cell/>
        </table:table-row>
        <table:table-row table:style-name="ro1" table:number-rows-repeated="104850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工作表1.A1:工作表1.C7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0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0:35:27.486533575</meta:creation-date>
    <dc:date>2018-08-20T14:29:42.222386154</dc:date>
    <meta:editing-duration>PT18M32S</meta:editing-duration>
    <meta:editing-cycles>1</meta:editing-cycles>
    <meta:document-statistic meta:table-count="1" meta:cell-count="211" meta:object-count="0"/>
    <meta:generator>LibreOffice/6.0.3.2$Linux_X86_64 LibreOffice_project/00m0$Build-2</meta:generator>
  </office:meta>
</office:document-meta>
</file>